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4" style:num-suffix="." style:num-format="1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5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6" style:num-suffix="." style:num-format="1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number>
      <text:list-level-style-number text:level="7" style:num-suffix="." style:num-format="1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number>
      <text:list-level-style-number text:level="8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9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reformattedText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/>
    </style:style>
    <style:style style:name="P2" style:parent-style-name="PreformattedText" style:family="paragraph">
      <style:paragraph-properties fo:text-align="center"/>
      <style:text-properties style:font-name="Liberation Sans"/>
    </style:style>
    <style:style style:name="P3" style:parent-style-name="PreformattedText" style:family="paragraph">
      <style:text-properties style:font-name="Liberation Sans"/>
    </style:style>
    <style:style style:name="T4" style:parent-style-name="Fuentedepárrafopredeter." style:family="text">
      <style:text-properties style:font-name="Liberation Sans"/>
    </style:style>
    <style:style style:name="T5" style:parent-style-name="Fuentedepárrafopredeter." style:family="text">
      <style:text-properties style:font-name="Liberation Sans" fo:font-weight="bold" style:font-weight-asian="bold"/>
    </style:style>
    <style:style style:name="P6" style:parent-style-name="PreformattedText" style:family="paragraph">
      <style:text-properties style:font-name="Liberation Sans"/>
    </style:style>
    <style:style style:name="P7" style:parent-style-name="PreformattedText" style:family="paragraph"/>
    <style:style style:name="T8" style:parent-style-name="Fuentedepárrafopredeter." style:family="text">
      <style:text-properties style:font-name="Liberation Sans"/>
    </style:style>
    <style:style style:name="T9" style:parent-style-name="Fuentedepárrafopredeter." style:family="text">
      <style:text-properties style:font-name="Liberation Sans"/>
    </style:style>
    <style:style style:name="T10" style:parent-style-name="Fuentedepárrafopredeter." style:family="text">
      <style:text-properties style:font-name="Wingdings" style:font-name-asian="Wingdings" style:font-name-complex="Wingdings"/>
    </style:style>
    <style:style style:name="T11" style:parent-style-name="Fuentedepárrafopredeter." style:family="text">
      <style:text-properties style:font-name="Liberation Sans"/>
    </style:style>
    <style:style style:name="P12" style:parent-style-name="PreformattedText" style:family="paragraph">
      <style:text-properties style:font-name="Liberation Sans"/>
    </style:style>
    <style:style style:name="P13" style:parent-style-name="PreformattedText" style:family="paragraph"/>
    <style:style style:name="T14" style:parent-style-name="Fuentedepárrafopredeter." style:family="text">
      <style:text-properties style:font-name="Liberation Sans"/>
    </style:style>
    <style:style style:name="T15" style:parent-style-name="Fuentedepárrafopredeter." style:family="text">
      <style:text-properties style:font-name="Liberation Sans"/>
    </style:style>
    <style:style style:name="T16" style:parent-style-name="Fuentedepárrafopredeter." style:family="text">
      <style:text-properties style:font-name="Liberation Sans" fo:font-style="italic" style:font-style-asian="italic" style:font-style-complex="italic"/>
    </style:style>
    <style:style style:name="P17" style:parent-style-name="PreformattedText" style:family="paragraph"/>
    <style:style style:name="T18" style:parent-style-name="Fuentedepárrafopredeter." style:family="text">
      <style:text-properties style:font-name="Liberation Sans"/>
    </style:style>
    <style:style style:name="T19" style:parent-style-name="Fuentedepárrafopredeter." style:family="text">
      <style:text-properties style:font-name="Liberation Sans" fo:font-style="italic" style:font-style-asian="italic" style:font-style-complex="italic"/>
    </style:style>
    <style:style style:name="P20" style:parent-style-name="PreformattedText" style:family="paragraph"/>
    <style:style style:name="T21" style:parent-style-name="Fuentedepárrafopredeter." style:family="text">
      <style:text-properties style:font-name="Liberation Sans"/>
    </style:style>
    <style:style style:name="T22" style:parent-style-name="Fuentedepárrafopredeter." style:family="text">
      <style:text-properties style:font-name="Wingdings" style:font-name-asian="Wingdings" style:font-name-complex="Wingdings"/>
    </style:style>
    <style:style style:name="T23" style:parent-style-name="Fuentedepárrafopredeter." style:family="text">
      <style:text-properties style:font-name="Liberation Sans"/>
    </style:style>
    <style:style style:name="P24" style:parent-style-name="PreformattedText" style:family="paragraph">
      <style:text-properties style:font-name="Liberation Sans"/>
    </style:style>
    <style:style style:name="P25" style:parent-style-name="PreformattedText" style:family="paragraph"/>
    <style:style style:name="T26" style:parent-style-name="Fuentedepárrafopredeter." style:family="text">
      <style:text-properties style:font-name="Liberation Sans"/>
    </style:style>
    <style:style style:name="T27" style:parent-style-name="Hipervínculo" style:family="text">
      <style:text-properties style:font-name="Liberation Sans"/>
    </style:style>
    <style:style style:name="T28" style:parent-style-name="Fuentedepárrafopredeter." style:family="text">
      <style:text-properties style:font-name="Liberation Sans"/>
    </style:style>
    <style:style style:name="P29" style:parent-style-name="PreformattedText" style:family="paragraph">
      <style:text-properties style:font-name="Liberation Sans"/>
    </style:style>
    <style:style style:name="P30" style:parent-style-name="PreformattedText" style:family="paragraph">
      <style:text-properties style:font-name="Liberation Sans"/>
    </style:style>
    <style:style style:name="P31" style:parent-style-name="PreformattedText" style:family="paragraph">
      <style:paragraph-properties fo:margin-left="0.5833in">
        <style:tab-stops/>
      </style:paragraph-properties>
      <style:text-properties fo:language="en" fo:country="US"/>
    </style:style>
    <style:style style:name="P32" style:parent-style-name="PreformattedText" style:family="paragraph">
      <style:text-properties style:font-name="Liberation Sans" fo:language="en" fo:country="US"/>
    </style:style>
    <style:style style:name="P33" style:parent-style-name="PreformattedText" style:family="paragraph">
      <style:text-properties style:font-name="Liberation Sans"/>
    </style:style>
    <style:style style:name="P34" style:parent-style-name="PreformattedText" style:family="paragraph">
      <style:text-properties style:font-name="Liberation Sans"/>
    </style:style>
    <style:style style:name="P35" style:parent-style-name="PreformattedText" style:family="paragraph"/>
    <style:style style:name="T36" style:parent-style-name="Fuentedepárrafopredeter." style:family="text">
      <style:text-properties style:font-name="Liberation Sans"/>
    </style:style>
    <style:style style:name="T37" style:parent-style-name="Fuentedepárrafopredeter." style:family="text">
      <style:text-properties style:font-name="Liberation Sans" fo:font-style="italic" style:font-style-asian="italic" style:font-style-complex="italic" fo:color="#0070C0"/>
    </style:style>
    <style:style style:name="T38" style:parent-style-name="Fuentedepárrafopredeter." style:family="text">
      <style:text-properties style:font-name="Liberation Sans" fo:font-style="italic" style:font-style-asian="italic" fo:color="#0070C0"/>
    </style:style>
    <style:style style:name="T39" style:parent-style-name="Fuentedepárrafopredeter." style:family="text">
      <style:text-properties style:font-name="Liberation Sans" fo:font-style="italic" style:font-style-asian="italic" fo:color="#0070C0"/>
    </style:style>
    <style:style style:name="T40" style:parent-style-name="Fuentedepárrafopredeter." style:family="text">
      <style:text-properties style:font-name="Liberation Sans" fo:font-style="italic" style:font-style-asian="italic" fo:color="#0070C0"/>
    </style:style>
    <style:style style:name="T41" style:parent-style-name="Fuentedepárrafopredeter." style:family="text">
      <style:text-properties style:font-name="Liberation Sans"/>
    </style:style>
    <style:style style:name="T42" style:parent-style-name="Fuentedepárrafopredeter." style:family="text">
      <style:text-properties style:font-name="Liberation Sans"/>
    </style:style>
    <style:style style:name="T43" style:parent-style-name="Fuentedepárrafopredeter." style:family="text">
      <style:text-properties style:font-name="Liberation Sans" fo:color="#0070C0"/>
    </style:style>
    <style:style style:name="T44" style:parent-style-name="Fuentedepárrafopredeter." style:family="text">
      <style:text-properties style:font-name="Liberation Sans"/>
    </style:style>
    <style:style style:name="T45" style:parent-style-name="Fuentedepárrafopredeter." style:family="text">
      <style:text-properties style:font-name="Liberation Sans"/>
    </style:style>
    <style:style style:name="T46" style:parent-style-name="Fuentedepárrafopredeter." style:family="text">
      <style:text-properties style:font-name="Liberation Sans"/>
    </style:style>
    <style:style style:name="T47" style:parent-style-name="Fuentedepárrafopredeter." style:family="text">
      <style:text-properties style:font-name="Liberation Sans" fo:color="#0070C0"/>
    </style:style>
    <style:style style:name="T48" style:parent-style-name="Fuentedepárrafopredeter." style:family="text">
      <style:text-properties style:font-name="Liberation Sans" fo:color="#0070C0"/>
    </style:style>
    <style:style style:name="T49" style:parent-style-name="Fuentedepárrafopredeter." style:family="text">
      <style:text-properties style:font-name="Liberation Sans"/>
    </style:style>
    <style:style style:name="T50" style:parent-style-name="Fuentedepárrafopredeter." style:family="text">
      <style:text-properties style:font-name="Liberation Sans"/>
    </style:style>
    <style:style style:name="P51" style:parent-style-name="PreformattedText" style:family="paragraph">
      <style:text-properties style:font-name="Liberation Sans"/>
    </style:style>
    <style:style style:name="P52" style:parent-style-name="PreformattedText" style:family="paragraph">
      <style:text-properties style:font-name="Liberation Sans"/>
    </style:style>
    <style:style style:name="P53" style:parent-style-name="PreformattedText" style:family="paragraph">
      <style:text-properties style:font-name="Liberation Sans"/>
    </style:style>
    <style:style style:name="T54" style:parent-style-name="Fuentedepárrafopredeter." style:family="text">
      <style:text-properties style:font-name="Liberation Sans"/>
    </style:style>
    <style:style style:name="T55" style:parent-style-name="Fuentedepárrafopredeter." style:family="text">
      <style:text-properties style:font-name="Arial" style:font-name-complex="Arial"/>
    </style:style>
    <style:style style:name="T56" style:parent-style-name="Fuentedepárrafopredeter." style:family="text">
      <style:text-properties style:font-name="Arial" style:font-name-complex="Arial"/>
    </style:style>
    <style:style style:name="P57" style:parent-style-name="PreformattedText" style:family="paragraph">
      <style:text-properties style:font-name="Arial" style:font-name-complex="Arial" fo:language="en" fo:country="US"/>
    </style:style>
    <style:style style:name="P58" style:parent-style-name="PreformattedText" style:family="paragraph">
      <style:text-properties style:font-name="Arial" style:font-name-complex="Arial"/>
    </style:style>
    <style:style style:name="T59" style:parent-style-name="Énfasis" style:family="text">
      <style:text-properties style:font-name="Arial" style:font-name-complex="Arial"/>
    </style:style>
    <style:style style:name="T60" style:parent-style-name="Énfasis" style:family="text">
      <style:text-properties style:font-name="Arial" style:font-name-complex="Arial"/>
    </style:style>
    <style:style style:name="T61" style:parent-style-name="Fuentedepárrafopredeter." style:family="text">
      <style:text-properties style:font-name="Arial" style:font-name-complex="Arial"/>
    </style:style>
    <style:style style:name="T62" style:parent-style-name="Fuentedepárrafopredeter." style:family="text">
      <style:text-properties style:font-name="Arial" style:font-name-complex="Arial"/>
    </style:style>
    <style:style style:name="T63" style:parent-style-name="Fuentedepárrafopredeter." style:family="text">
      <style:text-properties style:font-name="Arial" style:font-name-complex="Arial"/>
    </style:style>
    <style:style style:name="P64" style:parent-style-name="PreformattedText" style:family="paragraph">
      <style:text-properties style:font-name="Arial" style:font-name-complex="Arial"/>
    </style:style>
    <style:style style:name="T65" style:parent-style-name="Fuentedepárrafopredeter." style:family="text">
      <style:text-properties style:font-name="Arial" style:font-name-complex="Arial"/>
    </style:style>
    <style:style style:name="T66" style:parent-style-name="Fuentedepárrafopredeter." style:family="text">
      <style:text-properties style:font-name="Liberation Sans"/>
    </style:style>
    <style:style style:name="T67" style:parent-style-name="Fuentedepárrafopredeter." style:family="text">
      <style:text-properties style:font-name="Liberation Sans"/>
    </style:style>
    <style:style style:name="P6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6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70" style:parent-style-name="PreformattedText" style:family="paragraph">
      <style:text-properties style:font-name="Liberation Sans" fo:language="en" fo:country="US"/>
    </style:style>
    <style:style style:name="P71" style:parent-style-name="PreformattedText" style:family="paragraph">
      <style:text-properties style:font-name="Liberation Sans"/>
    </style:style>
    <style:style style:name="P72" style:parent-style-name="PreformattedText" style:family="paragraph">
      <style:text-properties style:font-name="Liberation Sans"/>
    </style:style>
    <style:style style:name="P73" style:parent-style-name="PreformattedText" style:family="paragraph">
      <style:text-properties style:font-name="Liberation Sans"/>
    </style:style>
    <style:style style:name="P74" style:parent-style-name="PreformattedText" style:family="paragraph">
      <style:text-properties style:font-name="Liberation Sans"/>
    </style:style>
    <style:style style:name="P75" style:parent-style-name="PreformattedText" style:family="paragraph">
      <style:text-properties style:font-name="Liberation Sans"/>
    </style:style>
    <style:style style:name="P76" style:parent-style-name="PreformattedText" style:family="paragraph">
      <style:text-properties style:font-name="Liberation Sans"/>
    </style:style>
    <style:style style:name="P77" style:parent-style-name="PreformattedText" style:family="paragraph">
      <style:text-properties style:font-name="Liberation Sans"/>
    </style:style>
    <style:style style:name="P78" style:parent-style-name="PreformattedText" style:family="paragraph">
      <style:text-properties style:font-name="Liberation Sans"/>
    </style:style>
    <style:style style:name="P79" style:parent-style-name="PreformattedText" style:family="paragraph">
      <style:text-properties style:font-name="Liberation Sans"/>
    </style:style>
    <style:style style:name="P80" style:parent-style-name="PreformattedText" style:family="paragraph">
      <style:text-properties style:font-name="Liberation Sans"/>
    </style:style>
    <style:style style:name="P81" style:parent-style-name="PreformattedText" style:family="paragraph">
      <style:text-properties style:font-name="Liberation Sans"/>
    </style:style>
    <style:style style:name="P82" style:parent-style-name="PreformattedText" style:family="paragraph">
      <style:text-properties style:font-name="Liberation Sans"/>
    </style:style>
    <style:style style:name="P83" style:parent-style-name="PreformattedText" style:family="paragraph">
      <style:text-properties style:font-name="Liberation Sans"/>
    </style:style>
    <style:style style:name="P84" style:parent-style-name="PreformattedText" style:family="paragraph">
      <style:text-properties style:font-name="Liberation Sans"/>
    </style:style>
    <style:style style:name="P85" style:parent-style-name="PreformattedText" style:family="paragraph">
      <style:text-properties style:font-name="Liberation Sans"/>
    </style:style>
    <style:style style:name="P86" style:parent-style-name="PreformattedText" style:family="paragraph">
      <style:text-properties style:font-name="Liberation Sans"/>
    </style:style>
    <style:style style:name="P87" style:parent-style-name="PreformattedText" style:family="paragraph">
      <style:text-properties style:font-name="Liberation Sans"/>
    </style:style>
    <style:style style:name="P88" style:parent-style-name="PreformattedText" style:family="paragraph">
      <style:text-properties style:font-name="Liberation Sans" fo:language="en" fo:country="US"/>
    </style:style>
    <style:style style:name="T89" style:parent-style-name="Fuentedepárrafopredeter." style:family="text">
      <style:text-properties style:font-name="Liberation Sans" fo:language="en" fo:country="US"/>
    </style:style>
    <style:style style:name="T90" style:parent-style-name="Fuentedepárrafopredeter." style:family="text">
      <style:text-properties style:font-name="Liberation Sans" fo:language="en" fo:country="US"/>
    </style:style>
    <style:style style:name="T91" style:parent-style-name="Fuentedepárrafopredeter." style:family="text">
      <style:text-properties style:font-name="Liberation Sans" fo:language="en" fo:country="US"/>
    </style:style>
    <style:style style:name="T92" style:parent-style-name="Fuentedepárrafopredeter." style:family="text">
      <style:text-properties style:font-name="Liberation Sans" fo:language="en" fo:country="US"/>
    </style:style>
    <style:style style:name="T93" style:parent-style-name="Fuentedepárrafopredeter." style:family="text">
      <style:text-properties style:font-name="Liberation Sans" fo:language="en" fo:country="US"/>
    </style:style>
    <style:style style:name="T94" style:parent-style-name="Fuentedepárrafopredeter." style:family="text">
      <style:text-properties style:font-name="Liberation Sans"/>
    </style:style>
    <style:style style:name="T95" style:parent-style-name="Fuentedepárrafopredeter." style:family="text">
      <style:text-properties style:font-name="Liberation Sans"/>
    </style:style>
    <style:style style:name="T96" style:parent-style-name="Fuentedepárrafopredeter." style:family="text">
      <style:text-properties style:font-name="Liberation Sans"/>
    </style:style>
    <style:style style:name="T97" style:parent-style-name="Fuentedepárrafopredeter." style:family="text">
      <style:text-properties style:font-name="Liberation Sans"/>
    </style:style>
    <style:style style:name="T98" style:parent-style-name="Fuentedepárrafopredeter." style:family="text">
      <style:text-properties style:font-name="Liberation Sans"/>
    </style:style>
    <style:style style:name="T99" style:parent-style-name="Fuentedepárrafopredeter." style:family="text">
      <style:text-properties style:font-name="Liberation Sans"/>
    </style:style>
    <style:style style:name="T100" style:parent-style-name="Fuentedepárrafopredeter." style:family="text">
      <style:text-properties style:font-name="Liberation Sans"/>
    </style:style>
    <style:style style:name="P101" style:parent-style-name="PreformattedText" style:family="paragraph">
      <style:text-properties style:font-name="Liberation Sans"/>
    </style:style>
    <style:style style:name="P102" style:parent-style-name="PreformattedText" style:family="paragraph">
      <style:text-properties style:font-name="Liberation Sans" fo:language="en" fo:country="US"/>
    </style:style>
    <style:style style:name="P103" style:parent-style-name="PreformattedText" style:family="paragraph">
      <style:text-properties style:font-name="Liberation Sans" fo:language="en" fo:country="US"/>
    </style:style>
    <style:style style:name="P104" style:parent-style-name="PreformattedText" style:family="paragraph">
      <style:text-properties style:font-name="Liberation Sans" fo:language="en" fo:country="US"/>
    </style:style>
    <style:style style:name="P105" style:parent-style-name="PreformattedText" style:family="paragraph">
      <style:text-properties style:font-name="Liberation Sans" fo:language="en" fo:country="US"/>
    </style:style>
    <style:style style:name="P106" style:parent-style-name="PreformattedText" style:family="paragraph">
      <style:text-properties style:font-name="Liberation Sans"/>
    </style:style>
    <style:style style:name="T107" style:parent-style-name="Fuentedepárrafopredeter." style:family="text">
      <style:text-properties style:font-name="Liberation Sans"/>
    </style:style>
    <style:style style:name="T108" style:parent-style-name="Fuentedepárrafopredeter." style:family="text">
      <style:text-properties style:font-name="Liberation Sans"/>
    </style:style>
    <style:style style:name="T109" style:parent-style-name="Fuentedepárrafopredeter." style:family="text">
      <style:text-properties style:font-name="Liberation Sans"/>
    </style:style>
    <style:style style:name="T110" style:parent-style-name="Fuentedepárrafopredeter." style:family="text">
      <style:text-properties style:font-name="Liberation Sans" fo:font-style="italic" style:font-style-asian="italic"/>
    </style:style>
    <style:style style:name="T111" style:parent-style-name="Fuentedepárrafopredeter." style:family="text">
      <style:text-properties style:font-name="Liberation Sans"/>
    </style:style>
    <style:style style:name="T112" style:parent-style-name="Fuentedepárrafopredeter." style:family="text">
      <style:text-properties style:font-name="Liberation Sans"/>
    </style:style>
    <style:style style:name="P113" style:parent-style-name="PreformattedText" style:family="paragraph">
      <style:text-properties style:font-name="Liberation Sans" style:font-weight-complex="bold"/>
    </style:style>
    <style:style style:name="P114" style:parent-style-name="PreformattedText" style:family="paragraph">
      <style:text-properties style:font-name="Liberation Sans"/>
    </style:style>
    <style:style style:name="P115" style:parent-style-name="PreformattedText" style:family="paragraph">
      <style:text-properties style:font-name="Liberation Sans"/>
    </style:style>
    <style:style style:name="P116" style:parent-style-name="PreformattedText" style:family="paragraph">
      <style:text-properties style:font-name="Liberation Sans" fo:language="en" fo:country="US"/>
    </style:style>
    <style:style style:name="P117" style:parent-style-name="PreformattedText" style:family="paragraph">
      <style:text-properties style:font-name="Liberation Sans"/>
    </style:style>
    <style:style style:name="T118" style:parent-style-name="Fuentedepárrafopredeter." style:family="text">
      <style:text-properties style:font-name="Liberation Sans" style:language-asian="es" style:country-asian="ES" style:language-complex="ar" style:country-complex="SA"/>
    </style:style>
    <style:style style:name="P119" style:parent-style-name="PreformattedText" style:family="paragraph">
      <style:text-properties style:font-name="Liberation Sans"/>
    </style:style>
    <style:style style:name="P120" style:parent-style-name="PreformattedText" style:family="paragraph">
      <style:text-properties style:font-name="Liberation Sans"/>
    </style:style>
    <style:style style:name="P121" style:parent-style-name="PreformattedText" style:family="paragraph">
      <style:text-properties style:font-name="Liberation Sans"/>
    </style:style>
    <style:style style:name="P122" style:parent-style-name="PreformattedText" style:family="paragraph">
      <style:text-properties style:font-name="Liberation Sans"/>
    </style:style>
    <style:style style:name="P123" style:parent-style-name="PreformattedText" style:family="paragraph">
      <style:text-properties style:font-name="Liberation Sans"/>
    </style:style>
    <style:style style:name="T124" style:parent-style-name="Fuentedepárrafopredeter." style:family="text">
      <style:text-properties style:font-name="Liberation Sans" style:language-asian="es" style:country-asian="ES" style:language-complex="ar" style:country-complex="SA"/>
    </style:style>
    <style:style style:name="P125" style:parent-style-name="PreformattedText" style:family="paragraph">
      <style:text-properties style:font-name="Liberation Sans"/>
    </style:style>
    <style:style style:name="P126" style:parent-style-name="PreformattedText" style:family="paragraph">
      <style:text-properties style:font-name="Liberation Sans"/>
    </style:style>
    <style:style style:name="P127" style:parent-style-name="PreformattedText" style:family="paragraph">
      <style:text-properties style:font-name="Liberation Sans"/>
    </style:style>
    <style:style style:name="P128" style:parent-style-name="PreformattedText" style:family="paragraph">
      <style:text-properties style:font-name="Liberation Sans"/>
    </style:style>
    <style:style style:name="P129" style:parent-style-name="PreformattedText" style:family="paragraph">
      <style:text-properties style:font-name="Liberation Sans"/>
    </style:style>
    <style:style style:name="P130" style:parent-style-name="PreformattedText" style:family="paragraph">
      <style:text-properties style:font-name="Liberation Sans"/>
    </style:style>
    <style:style style:name="P131" style:parent-style-name="PreformattedText" style:family="paragraph">
      <style:text-properties style:font-name="Liberation Sans"/>
    </style:style>
    <style:style style:name="P132" style:parent-style-name="PreformattedText" style:family="paragraph">
      <style:text-properties style:font-name="Liberation Sans"/>
    </style:style>
    <style:style style:name="P133" style:parent-style-name="PreformattedText" style:family="paragraph">
      <style:text-properties style:font-name="Liberation Sans"/>
    </style:style>
    <style:style style:name="P134" style:parent-style-name="PreformattedText" style:family="paragraph">
      <style:text-properties style:font-name="Liberation Sans"/>
    </style:style>
    <style:style style:name="P135" style:parent-style-name="PreformattedText" style:family="paragraph">
      <style:text-properties style:font-name="Liberation Sans"/>
    </style:style>
    <style:style style:name="P136" style:parent-style-name="PreformattedText" style:family="paragraph">
      <style:text-properties style:font-name="Liberation Sans"/>
    </style:style>
    <style:style style:name="P137" style:parent-style-name="PreformattedText" style:family="paragraph">
      <style:text-properties style:font-name="Liberation Sans"/>
    </style:style>
    <style:style style:name="P138" style:parent-style-name="PreformattedText" style:family="paragraph">
      <style:text-properties style:font-name="Liberation Sans"/>
    </style:style>
    <style:style style:name="P139" style:parent-style-name="PreformattedText" style:family="paragraph">
      <style:text-properties style:font-name="Liberation Sans"/>
    </style:style>
    <style:style style:name="P140" style:parent-style-name="PreformattedText" style:family="paragraph">
      <style:text-properties style:font-name="Liberation Sans"/>
    </style:style>
    <style:style style:name="P141" style:parent-style-name="PreformattedText" style:family="paragraph">
      <style:text-properties style:font-name="Liberation Sans" fo:font-weight="bold" style:font-weight-asian="bold"/>
    </style:style>
    <style:style style:name="P142" style:parent-style-name="PreformattedText" style:family="paragraph">
      <style:text-properties fo:language="en" fo:country="US"/>
    </style:style>
    <style:style style:family="graphic" style:name="a0" style:parent-style-name="Graphics">
      <style:graphic-properties fo:wrap-option="no-wrap" fo:border="0.01042in solid #000000" fo:padding-top="0in" fo:padding-bottom="0in" fo:padding-left="0in" fo:padding-right="0in" fo:background-color="#eeeeee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Práctica 1 – Primer contacto con MongoDB</text:p>
      <text:p text:style-name="P2"/>
      <text:p text:style-name="P3">Nuestro primer objetivo es conseguir que MongoDB esté accesible y funcione.</text:p>
      <text:p text:style-name="PreformattedText"><text:span text:style-name="T4">Comenzamos arrancando en<text:s/></text:span><text:span text:style-name="T5">Linux→usuario local</text:span></text:p>
      <text:p text:style-name="P6"/>
      <text:list text:style-name="LFO1" text:continue-numbering="true">
        <text:list-item>
          <text:p text:style-name="P7"><text:span text:style-name="T8">Nos movemos al área<text:s/></text:span><text:span text:style-name="T9">de trabajo 2 (ctrl+Alt+<text:s/></text:span><text:span text:style-name="T10"></text:span><text:span text:style-name="T11"><text:s/>)</text:span></text:p>
        </text:list-item>
        <text:list-item>
          <text:p text:style-name="P12">Abrir un terminal (arriba a la derecha; al lado del símbolo de Chrome; si ya hay un terminal y queremos otro, dar botón derecho sobre el terminal y elegir “Ventana Nueva”)</text:p>
        </text:list-item>
        <text:list-item>
          <text:p text:style-name="P13"><text:span text:style-name="T14">Crear un directorio donde se grabarán los datos: rm -rf<text:s/></text:span><text:span text:style-name="T15">datos;<text:s/></text:span><text:span text:style-name="T16">mkdir datos</text:span></text:p>
        </text:list-item>
        <text:list-item>
          <text:p text:style-name="P17"><text:span text:style-name="T18">Tecleamos mongod<text:s/></text:span><text:span text:style-name="T19">--dbpath datos</text:span></text:p>
        </text:list-item>
        <text:list-item>
          <text:p text:style-name="P20"><text:span text:style-name="T21">Volvemos al área de trabajo 1 ((ctrl+Alt+<text:s/></text:span><text:span text:style-name="T22"></text:span><text:span text:style-name="T23"><text:s/>)</text:span></text:p>
        </text:list-item>
        <text:list-item>
          <text:p text:style-name="P24">Ahora vamos a importar los datos que usaremos en la práctica:</text:p>
          <text:list text:continue-numbering="true">
            <text:list-item>
              <text:p text:style-name="P25"><text:span text:style-name="T26">Bajar del<text:s/></text:span><text:a xlink:href="http://www.ucm.es/campusvirtual" office:target-frame-name="_top" xlink:show="replace"><text:span text:style-name="T27">campus</text:span></text:a><text:span text:style-name="T28"><text:s/>el fichero<text:s/></text:span></text:p>
            </text:list-item>
            <text:list-item>
              <text:p text:style-name="P29">Desde la consola de<text:s/>linux teclear</text:p>
            </text:list-item>
          </text:list>
        </text:list-item>
      </text:list>
      <text:p text:style-name="P30"/>
      <text:p text:style-name="P31"> mmongoimport -d lv -c comments<text:s/>--drop<text:s/>--file /home/hlocal/Descargas/lv.json</text:p>
      <text:p text:style-name="P32"/>
      <text:p text:style-name="P33"><text:s text:c="15"/>debe decirnos que ha importado<text:s/>121319<text:s/>documentos</text:p>
      <text:p text:style-name="P34"/>
      <text:list text:style-name="LFO1" text:continue-numbering="true">
        <text:list-item>
          <text:p text:style-name="P35"><text:span text:style-name="T36">En el mismo terminal tecleamos<text:s/></text:span><text:span text:style-name="T37">mongo</text:span><text:span text:style-name="T38"><text:s/></text:span><text:span text:style-name="T39">lv<text:s/></text:span><text:span text:style-name="T40"><text:s/></text:span><text:span text:style-name="T41">sin más...ya estamos en el shell de mongo.<text:s/></text:span><text:span text:style-name="T42">Podemos teclear<text:s/></text:span><text:span text:style-name="T43">show collections<text:s/></text:span><text:span text:style-name="T44">y debemos ver que la colección<text:s/></text:span><text:span text:style-name="T45">comments</text:span><text:span text:style-name="T46"><text:s/>está. Y escribir<text:s/></text:span><text:span text:style-name="T47">db.comments</text:span><text:span text:style-name="T48">.findOne()</text:span><text:span text:style-name="T49"><text:s/>para mirar un poco la estructura de la colección.</text:span><text:span text:style-name="T50"><text:s/>Se trata de un fichero de comentarios de un foro de noticias del periódico La Vanguardia.<text:s/></text:span></text:p>
        </text:list-item>
      </text:list>
      <text:p text:style-name="P51"/>
      <text:p text:style-name="P52">A partir de ahora, cuando lleguemos al laboratorio solo habrá que repetir estos pasos para empezar<text:s/>las prácticas.</text:p>
      <text:p text:style-name="P53"/>
      <text:p text:style-name="PreformattedText"><text:span text:style-name="T54">1</text:span><text:span text:style-name="T55">)</text:span><text:span text:style-name="T56"><text:s/>Consulta para mostrar el comentario que ocupa el puesto 101 en la colección comments.</text:span></text:p>
      <text:p text:style-name="P57"/>
      <text:p text:style-name="P58">2)<text:s/><text:s/>Número de comentarios escritor por el autor con 'authorNick' igual a 'UROBOROS3'.<text:s/></text:p>
      <text:p text:style-name="PreformattedText"><text:span text:style-name="T59">Nota</text:span><text:span text:style-name="T60">1</text:span><text:span text:style-name="T61"><text:s/>:</text:span><text:span text:style-name="T62"><text:s/>para saber cuántos<text:s/></text:span><text:span text:style-name="T63">elementos devuelve una consulta, añadir count() tras el find(…)</text:span></text:p>
      <text:p text:style-name="P64">Nota2: observar que ‘authorNick’ es parte de clave ‘content’</text:p>
      <text:p text:style-name="PreformattedText"><text:span text:style-name="T65">Copiar la consulta (solo la consulta) en el fichero de texto de la solución</text:span></text:p>
      <text:p text:style-name="NormalWeb"><text:span text:style-name="T66">3</text:span><text:span text:style-name="T67">)<text:s/></text:span>Autor (authorNick) del usuario que ha emitido el comentario<text:s/></text:p>
      <text:p text:style-name="P68">"_id" : { "collection" : "238449142","id" : "811961925" <text:s/>}</text:p>
      <text:p text:style-name="P69"/>
      <text:p text:style-name="P70"/>
      <text:p text:style-name="P71">4) Para buscar documentos que incluyen un cierto valor en un array se utiliza<text:s/>la misma sintaxis que ya conocemos. Por ejemplo, copiar y ejecutar este código:</text:p>
      <text:p text:style-name="P72"/>
      <text:p text:style-name="P73">db.pru.drop()</text:p>
      <text:p text:style-name="P74">db.pru.insert({_id:1, lista: [2,3,4]})</text:p>
      <text:p text:style-name="P75">db.pru.insert({_id:2, lista: [1,3,4]})</text:p>
      <text:p text:style-name="P76">db.pru.insert({_id:3, lista: [5,2]})</text:p>
      <text:p text:style-name="P77"/>
      <text:p text:style-name="P78">Entonces, la consulta<text:s/></text:p>
      <text:p text:style-name="P79"/>
      <text:p text:style-name="P80">db.pru.find({lista:2})</text:p>
      <text:p text:style-name="P81"/>
      <text:p text:style-name="P82">devolverá<text:s/></text:p>
      <text:p text:style-name="P83"/>
      <text:p text:style-name="P84">{ "_id" : 1, "lista" : [ 2, 3, 4 ] }</text:p>
      <text:p text:style-name="P85">{ "_id" : 3, "lista" : [ 5, 2 ] }</text:p>
      <text:p text:style-name="P86">Escribir una consulta que cuente el número de comentarios a los que ha dado like el usuario<text:s/>'Don_Fulgencio'</text:p>
      <text:p text:style-name="P87"/>
      <text:p text:style-name="P88"/>
      <text:p text:style-name="PreformattedText"><text:span text:style-name="T89">5)<text:s/></text:span><text:span text:style-name="T90">[2]<text:s/></text:span><text:span text:style-name="T91">La sintaxis db.comments.find(…).forEach(function(doc){ … }</text:span><text:span text:style-name="T92">)<text:s/></text:span><text:span text:style-name="T93"><text:s/></text:span><text:span text:style-name="T94">permite ejecutar un c</text:span><text:span text:style-name="T95">ódigo jpara cada documento de la consulta. Escrib</text:span><text:span text:style-name="T96">ir una consulta de esta forma que permita copiar en una nueva colección ‘user’ todos los comentarios del usuario ‘La.tralla’</text:span><text:span text:style-name="T97">. Por tanto</text:span><text:span text:style-name="T98">,</text:span><text:span text:style-name="T99"><text:s/>los primeros puntos suspensivos<text:s/></text:span><text:soft-page-break/><text:span text:style-name="T100">corresponderán a la consulta para seleccionar los comentarios de este usuario y los segundos será la operación de inserción en user. En la solución completar el código</text:span></text:p>
      <text:p text:style-name="P101"/>
      <text:p text:style-name="P102">db.user.drop(); db.comments.find(…).forEach(function(doc){ <text:s/>…<text:s text:c="2"/>})<text:s/>; db.user.count()</text:p>
      <text:p text:style-name="P103"/>
      <text:p text:style-name="P104">que escribirá el valor 1004.</text:p>
      <text:p text:style-name="P105"/>
      <text:p text:style-name="P106"/>
      <text:p text:style-name="PreformattedText"><text:span text:style-name="T107">6</text:span><text:span text:style-name="T108">)<text:s/></text:span><text:span text:style-name="T109">El valor<text:s/></text:span><text:span text:style-name="T110">comunidad</text:span><text:span text:style-name="T111"><text:s/>de la clave content indica si el usuario ha sido clasificado como no independentista ‘0’ o independentista ‘1’. Escribir una expresión que calcule el tanto por ciento de independentistas</text:span><text:span text:style-name="T112"><text:s/>en la colección comments.</text:span></text:p>
      <text:p text:style-name="P113"/>
      <text:p text:style-name="P114">7) Queremos obtener un listado de todos los usuarios (authorNick) pero sin que se repitan. Buscar información sobre el operador distinct en Mongo, y escribir la consulta correspondiente. La salida será de la forma:</text:p>
      <text:p text:style-name="PreformattedText">[</text:p>
      <text:p text:style-name="PreformattedText"><text:s text:c="8"/>"cs62.8",</text:p>
      <text:p text:style-name="PreformattedText"><text:s text:c="8"/>"Kemedices",</text:p>
      <text:p text:style-name="PreformattedText"><text:s text:c="8"/>"jgarcia",</text:p>
      <text:p text:style-name="PreformattedText"><text:s text:c="8"/>"Towanda returns",</text:p>
      <text:p text:style-name="PreformattedText"><text:s text:c="8"/>"catalania",</text:p>
      <text:p text:style-name="PreformattedText"><text:s text:c="8"/>"indiketasam",</text:p>
      <text:p text:style-name="PreformattedText">…</text:p>
      <text:p text:style-name="PreformattedText">]</text:p>
      <text:p text:style-name="P115"/>
      <text:p text:style-name="P116"/>
      <text:p text:style-name="P117">8) Vamos a crear una colección con las siguientes<text:s/>instrucciones:</text:p>
      <text:p text:style-name="PreformattedText"><text:span text:style-name="T118"><draw:frame draw:z-index="251658240" draw:id="id0" draw:style-name="a0" draw:name="Cuadro de texto 3" text:anchor-type="paragraph" svg:x="-0.0102in" svg:y="0.1283in" svg:width="5.17639in" svg:height="0.51875in" style:rel-width="scale" style:rel-height="scale"><draw:text-box><text:p text:style-name="Normal">db.pru.drop()</text:p><text:p text:style-name="Normal">db.pru.insert([{a:1,b:1},{a:1,b:2},{a:2,b:1},{a:2,b:2},{a:3,b:1},{a:3,b:2}])</text:p></draw:text-box><svg:title/><svg:desc/></draw:frame></text:span></text:p>
      <text:p text:style-name="P119"/>
      <text:p text:style-name="P120"/>
      <text:p text:style-name="P121"/>
      <text:p text:style-name="P122"/>
      <text:p text:style-name="P123">Escribir una consulta que devuelva:</text:p>
      <text:p text:style-name="PreformattedText"><text:span text:style-name="T124"><draw:frame draw:z-index="251659264" draw:id="id1" draw:style-name="a1" draw:name="Cuadro de texto 4" text:anchor-type="paragraph" svg:x="-0.0193in" svg:y="0.1335in" svg:width="4.49028in" svg:height="1.34167in" style:rel-width="scale" style:rel-height="scale"><draw:text-box><text:p text:style-name="Normal">{ "a" : 3, "b" : 1 }</text:p><text:p text:style-name="Normal">{ "a" : 2, "b" : 1 }</text:p><text:p text:style-name="Normal">{ "a" : 1, "b" : 1 }</text:p><text:p text:style-name="Normal">{ "a" : 3, "b" : 2 }</text:p><text:p text:style-name="Normal">{ "a" : 2, "b" : 2<text:s/>}</text:p><text:p text:style-name="Normal">{ "a" : 1, "b" : 2 }</text:p><text:p text:style-name="Normal"/></draw:text-box><svg:title/><svg:desc/></draw:frame>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reformattedText"/>
      <text:p text:style-name="P134">9) Tenemos una colección con documentos que contienen un array a, como en el siguiente insert:</text:p>
      <text:p text:style-name="P135">db.pru.insert({a:[10,20,30,40,50]})</text:p>
      <text:p text:style-name="P136">queremos una consulta que devuelva los dos últimos valores del a para todos los documentos. En el caso anterior mostraría</text:p>
      <text:p text:style-name="P137"/>
      <text:p text:style-name="P138">{ "a" : [ 40, 50 ] }</text:p>
      <text:p text:style-name="P139"/>
      <text:p text:style-name="P140">Debe ser un find normal, no se permite usar bucles en javascript ni nada similar. Buscar en internet soluciones para mostrar parte de un array</text:p>
      <text:p text:style-name="P141"/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4" style:num-suffix="." style:num-format="1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5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6" style:num-suffix="." style:num-format="1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number>
      <text:list-level-style-number text:level="7" style:num-suffix="." style:num-format="1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number>
      <text:list-level-style-number text:level="8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9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afa</meta:initial-creator>
    <dc:creator>Rafa</dc:creator>
    <meta:creation-date>2019-02-05T12:56:00Z</meta:creation-date>
    <dc:date>2019-02-05T12:57:00Z</dc:date>
    <meta:template xlink:href="Normal.dotm" xlink:type="simple"/>
    <meta:editing-cycles>3</meta:editing-cycles>
    <meta:editing-duration>PT60S</meta:editing-duration>
    <meta:document-statistic meta:page-count="2" meta:paragraph-count="8" meta:word-count="628" meta:character-count="4080" meta:row-count="28" meta:non-whitespace-character-count="3460"/>
  </office:meta>
</office:document-meta>
</file>